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e7da" officeooo:paragraph-rsid="0004e7da"/>
    </style:style>
    <style:style style:name="P2" style:family="paragraph" style:parent-style-name="Standard">
      <style:text-properties fo:font-weight="bold" officeooo:rsid="0004e7da" officeooo:paragraph-rsid="0004e7da" style:font-weight-asian="bold" style:font-weight-complex="bold"/>
    </style:style>
    <style:style style:name="P3" style:family="paragraph" style:parent-style-name="Standard">
      <style:text-properties fo:font-weight="normal" officeooo:rsid="0004e7da" officeooo:paragraph-rsid="0004e7da" style:font-weight-asian="normal" style:font-weight-complex="normal"/>
    </style:style>
    <style:style style:name="P4" style:family="paragraph" style:parent-style-name="Standard">
      <style:text-properties fo:font-style="italic" fo:font-weight="normal" officeooo:rsid="0004e7da" officeooo:paragraph-rsid="0004e7da" style:font-style-asian="italic" style:font-weight-asian="normal" style:font-style-complex="italic" style:font-weight-complex="normal"/>
    </style:style>
    <style:style style:name="P5" style:family="paragraph" style:parent-style-name="Standard">
      <style:text-properties fo:font-style="normal" fo:font-weight="bold" officeooo:rsid="0004e7da" officeooo:paragraph-rsid="0004e7da" style:font-style-asian="normal" style:font-weight-asian="bold" style:font-style-complex="normal" style:font-weight-complex="bold"/>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style:text-position="0% 100%"/>
    </style:style>
    <style:style style:name="T4"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ound 1 Literature Review Practice, Feedback</text:p>
      <text:p text:style-name="P1">Prof. Jordan C. Hanson</text:p>
      <text:p text:style-name="P1">February 25<text:span text:style-name="T1">th</text:span>, 2026</text:p>
      <text:p text:style-name="P1"/>
      <text:p text:style-name="P2">Presenter: <text:span text:style-name="T4">Michelle Espinoza</text:span></text:p>
      <text:p text:style-name="P2">Topic: <text:span text:style-name="T4">Instrumentation and Detectors of Exoplanets</text:span></text:p>
      <text:p text:style-name="P2">Date: <text:span text:style-name="T4">February 24</text:span><text:span text:style-name="T2">th</text:span><text:span text:style-name="T4">, 2026</text:span></text:p>
      <text:p text:style-name="P2"><text:span text:style-name="T4"/></text:p>
      <text:p text:style-name="P3">Good introduction</text:p>
      <text:p text:style-name="P3">Carefully defined terminology was useful</text:p>
      <text:p text:style-name="P3">There was a clearly defined research question:</text:p>
      <text:p text:style-name="P3"><text:tab/>New instrumentation is reshaping the field of exoplanet science</text:p>
      <text:p text:style-name="P3"><text:tab/>Planetary formation is messy and dynamic</text:p>
      <text:p text:style-name="P3">Detection techniques listed:</text:p>
      <text:p text:style-name="P3"><text:tab/>Transit photometry</text:p>
      <text:p text:style-name="P3"><text:tab/>Microlensing</text:p>
      <text:p text:style-name="P3"><text:tab/>Infrared excess</text:p>
      <text:p text:style-name="P3"><text:tab/>Near infrared detection</text:p>
      <text:p text:style-name="P3"><text:tab/>Radio detection of magnetospheres</text:p>
      <text:p text:style-name="P3"/>
      <text:p text:style-name="P4">Note: There was a lot of information presented very quickly, consider reducing the content in favor of concrete examples of each of the techniques listed.</text:p>
      <text:p text:style-name="P4"/>
      <text:p text:style-name="P4">Note: Know your audience. <text:s/>When you list the detection techniques, using the vocabulary to show how they work may make sense to the professor, but not the senior undergraduates who are hearing this for the first time. <text:s/>Give analogies or examples that relate to concepts peers will have seen in classes.</text:p>
      <text:p text:style-name="P4"/>
      <text:p text:style-name="P5">General questions that arose: <text:span text:style-name="T4">What is a super-earth? How does the Doppler shift in observed spectra give us information about the orbit of a planet? For the planets orbiting white dwarfs, how did the data demonstrate this? <text:s/>How do we know that the planets from that part of the Milky Way in fact came from another galaxy?</text:span></text:p>
      <text:p text:style-name="P5"><text:span text:style-name="T4"/></text:p>
      <text:p text:style-name="P5"><text:span text:style-name="T4">I learned just how integral the JWST is to detection of new planets, and planetary atmospheres</text:span></text:p>
      <text:p text:style-name="P5"><text:span text:style-name="T4">I also learned that x-ray telescopes can give you the mass loss rate of planetary atmospheres</text:span></text:p>
      <text:p text:style-name="P5"><text:span text:style-name="T4">I learned that radio detectors on the far side of the Moon could perhaps give you the magnetosphere properties of other planets</text:span></text:p>
      <text:p text:style-name="P5"><text:span text:style-name="T4"/></text:p>
      <text:p text:style-name="P5"><text:span text:style-name="T4">Overall, very good talk, we learned a lot. <text:s/>Remember to slow down, and give concrete examples that you have studied in detail. <text:s/>The audience is more likely to believe those. <text:s/>Also, any time there is a graph, make yourself stop and describe the x-axis, the y-axis, and what the marks on the plot mean.</text:span></text:p>
      <text:p text:style-name="P5"><text:span text:style-name="T4"/></text:p>
      <text:p text:style-name="P5"><text:span text:style-name="T4">Well done! <text:s/>This is an A-level talk, with the usual growing pains of learning to present result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25T17:46:59.377397866</meta:creation-date>
    <dc:date>2026-02-25T17:58:56.412013702</dc:date>
    <meta:editing-duration>PT11M57S</meta:editing-duration>
    <meta:editing-cycles>1</meta:editing-cycles>
    <meta:document-statistic meta:table-count="0" meta:image-count="0" meta:object-count="0" meta:page-count="1" meta:paragraph-count="25" meta:word-count="328" meta:character-count="2018" meta:non-whitespace-character-count="1701"/>
    <meta:generator>LibreOffice/7.3.7.2$Linux_X86_64 LibreOffice_project/30$Build-2</meta:generator>
  </office:meta>
</office:document-meta>
</file>